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, Courier, monospace"/>
    <style:font-face style:name="inherit" svg:font-family="inherit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835in" style:line-height-at-least="0.222in" fo:text-align="start" style:justify-single-word="false" fo:orphans="2" fo:widows="2" fo:text-indent="0in" style:auto-text-indent="false" fo:padding="0in" fo:border="none"/>
      <style:text-properties fo:font-variant="normal" fo:text-transform="none" fo:color="#646464" fo:letter-spacing="normal" style:font-name-asian="inherit" style:font-size-asian="10.5pt" style:font-style-asian="normal" style:font-weight-asian="normal"/>
    </style:style>
    <style:style style:name="P2" style:family="paragraph" style:parent-style-name="Text_20_body">
      <style:paragraph-properties fo:margin-left="0in" fo:margin-right="0in" fo:margin-top="0in" fo:margin-bottom="0.0835in" style:line-height-at-least="0.222in" fo:text-align="start" style:justify-single-word="false" fo:orphans="2" fo:widows="2" fo:text-indent="0in" style:auto-text-indent="false" fo:padding="0in" fo:border="none"/>
      <style:text-properties fo:font-variant="normal" fo:text-transform="none" fo:color="#646464" fo:letter-spacing="normal"/>
    </style:style>
    <style:style style:name="P3" style:family="paragraph" style:parent-style-name="Text_20_body">
      <style:paragraph-properties fo:margin-left="0in" fo:margin-right="0in" fo:margin-top="0in" fo:margin-bottom="0in" style:line-height-at-least="0.222in" fo:text-align="start" style:justify-single-word="false" fo:orphans="2" fo:widows="2" fo:text-indent="0in" style:auto-text-indent="false" fo:padding="0in" fo:border="none"/>
      <style:text-properties fo:font-variant="normal" fo:text-transform="none" fo:color="#e08105" fo:letter-spacing="normal" style:text-underline-style="solid" style:text-underline-width="auto" style:text-underline-color="font-color"/>
    </style:style>
    <style:style style:name="P4" style:family="paragraph" style:parent-style-name="Text_20_body">
      <style:paragraph-properties fo:margin-left="0in" fo:margin-right="0in" fo:margin-top="0in" fo:margin-bottom="0in" style:line-height-at-least="0.222in" fo:text-align="start" style:justify-single-word="false" fo:orphans="2" fo:widows="2" fo:text-indent="0in" style:auto-text-indent="false" fo:padding="0in" fo:border="none"/>
    </style:style>
    <style:style style:name="P5" style:family="paragraph" style:parent-style-name="Preformatted_20_Text">
      <style:paragraph-properties fo:margin-left="0in" fo:margin-right="0in" fo:margin-top="0in" fo:margin-bottom="0.0835in" style:line-height-at-least="0.1252in" fo:text-align="start" style:justify-single-word="false" fo:orphans="2" fo:widows="2" fo:text-indent="0in" style:auto-text-indent="false" fo:padding="0in" fo:border="none"/>
      <style:text-properties fo:font-variant="normal" fo:text-transform="none" fo:color="#646464" style:font-name="Courier New" fo:font-size="9.75pt" fo:letter-spacing="normal" fo:font-style="normal" fo:font-weight="normal"/>
    </style:style>
    <style:style style:name="P6" style:family="paragraph" style:parent-style-name="Preformatted_20_Text">
      <style:paragraph-properties fo:margin-top="0in" fo:margin-bottom="0.0835in" style:line-height-at-least="0.1252in" fo:text-align="start" style:justify-single-word="false" fo:orphans="2" fo:widows="2" fo:padding="0in" fo:border="none"/>
      <style:text-properties fo:font-variant="normal" fo:text-transform="none" fo:color="#646464" style:font-name="Courier New" fo:font-size="9.75pt" fo:letter-spacing="normal" fo:font-style="normal" fo:font-weight="normal"/>
    </style:style>
    <style:style style:name="P7" style:family="paragraph" style:parent-style-name="Preformatted_20_Text">
      <style:paragraph-properties fo:margin-top="0in" fo:margin-bottom="0.0835in" style:line-height-at-least="0.1252in" fo:text-align="start" style:justify-single-word="false" fo:orphans="2" fo:widows="2" fo:padding="0in" fo:border="none"/>
      <style:text-properties fo:font-variant="normal" fo:text-transform="none" fo:color="#646464" fo:letter-spacing="normal"/>
    </style:style>
    <style:style style:name="P8" style:family="paragraph" style:parent-style-name="Preformatted_20_Text">
      <style:paragraph-properties fo:margin-top="0in" fo:margin-bottom="0.0835in" style:line-height-at-least="0.1252in" fo:text-align="start" style:justify-single-word="false" fo:orphans="2" fo:widows="2" fo:padding="0in" fo:border="none"/>
    </style:style>
    <style:style style:name="T1" style:family="text">
      <style:text-properties style:font-name="inherit" fo:font-size="10.5pt" fo:font-style="normal" fo:font-weight="normal"/>
    </style:style>
    <style:style style:name="T2" style:family="text">
      <style:text-properties fo:font-variant="normal" fo:text-transform="none" fo:color="#ff0000" style:font-name="inherit" fo:font-size="10.5pt" fo:letter-spacing="normal" fo:font-style="normal" fo:font-weight="bold"/>
    </style:style>
    <style:style style:name="T3" style:family="text">
      <style:text-properties fo:font-variant="normal" fo:text-transform="none" fo:color="#646464" fo:letter-spacing="normal" style:font-name-asian="inherit" style:font-size-asian="10.5pt" style:font-style-asian="normal" style:font-weight-asian="normal"/>
    </style:style>
    <style:style style:name="T4" style:family="text">
      <style:text-properties fo:font-variant="normal" fo:text-transform="none" fo:color="#e08105" fo:letter-spacing="normal" style:text-underline-style="solid" style:text-underline-width="auto" style:text-underline-color="font-color" style:font-name-asian="inherit" style:font-size-asian="10.5pt" style:font-style-asian="normal" style:font-weight-asian="normal"/>
    </style:style>
    <style:style style:name="T5" style:family="text">
      <style:text-properties style:font-name-asian="inherit" style:font-size-asian="10.5pt" style:font-style-asian="normal" style:font-weight-asian="normal"/>
    </style:style>
    <style:style style:name="T6" style:family="text">
      <style:text-properties style:font-name="Courier New" fo:font-size="9.75pt" fo:font-style="normal" fo:font-weight="normal"/>
    </style:style>
    <style:style style:name="T7" style:family="text">
      <style:text-properties style:font-name-asian="Courier New" style:font-size-asian="9.75pt" style:font-style-asian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trong_20_Emphasis"><text:span text:style-name="T2">1</text:span></text:span></text:p>
      <text:p text:style-name="P2"><text:span text:style-name="T1">GIT</text:span><text:span text:style-name="T5">，在技术层面上，绝对是一个无中心的分布式版本控制系统，但在管理层面上，我建议你保持一个中心版本库。</text:span></text:p>
      <text:p text:style-name="P3"><draw:a xlink:type="simple" xlink:href="http://roclinux.cn/wp-content/uploads/2010/12/centr-decentr.png"><draw:frame draw:style-name="fr1" draw:name="graphics1" text:anchor-type="as-char" svg:width="5.0071in" svg:height="3.7362in" draw:z-index="0"><draw:image xlink:href="http://roclinux.cn/wp-content/uploads/2010/12/centr-decentr.png" xlink:type="simple" xlink:show="embed" xlink:actuate="onLoad"/><svg:title>git中心版本库</svg:title></draw:frame></draw:a></text:p>
      <text:p text:style-name="P4"><text:span text:style-name="Strong_20_Emphasis"><text:span text:style-name="T2">2</text:span></text:span></text:p>
      <text:p text:style-name="P2"><text:span text:style-name="T5">我建议，一个中心版本库</text:span><text:span text:style-name="T1">(</text:span><text:span text:style-name="T5">我们叫它</text:span><text:span text:style-name="T1">origin)</text:span><text:span text:style-name="T5">至少包括两个分支，即“主分支</text:span><text:span text:style-name="T1">(master)”</text:span><text:span text:style-name="T5">和“开发分支</text:span><text:span text:style-name="T1">(develop)”</text:span></text:p>
      <text:p text:style-name="P3"><text:bookmark text:name="more-2129"/><draw:a xlink:type="simple" xlink:href="http://roclinux.cn/wp-content/uploads/2010/12/git-master-develop.png"><draw:frame draw:style-name="fr1" draw:name="graphics2" text:anchor-type="as-char" svg:width="2.6736in" svg:height="3.9654in" draw:z-index="1"><draw:image xlink:href="http://roclinux.cn/wp-content/uploads/2010/12/git-master-develop.png" xlink:type="simple" xlink:show="embed" xlink:actuate="onLoad"/><svg:title>bigpicture-git-branch-all</svg:title></draw:frame></draw:a></text:p>
      <text:p text:style-name="P4"><text:span text:style-name="Strong_20_Emphasis"><text:span text:style-name="T2">3</text:span></text:span></text:p>
      <text:p text:style-name="P2"><text:soft-page-break/><text:span text:style-name="T5">要确保：团队成员从主分支</text:span><text:span text:style-name="T1">(master)</text:span><text:span text:style-name="T5">获得的都是处于可发布状态的代码，而从开发分支</text:span><text:span text:style-name="T1">(develop)</text:span><text:span text:style-name="T5">应该总能够获得最新开发进展的代码。</text:span></text:p>
      <text:p text:style-name="P4"><text:span text:style-name="Strong_20_Emphasis"><text:span text:style-name="T2">4</text:span></text:span></text:p>
      <text:p text:style-name="P1">在一个团队开发协作中，我建议，要有“辅助分支”的概念。</text:p>
      <text:p text:style-name="P4"><text:span text:style-name="Strong_20_Emphasis"><text:span text:style-name="T2">5</text:span></text:span></text:p>
      <text:p text:style-name="P2">“<text:span text:style-name="T5">辅助分支”，大体包括如下几类：“管理功能开发”的分支、“帮助构建可发布代码”的分支、“可以便捷的修复发布版本关键</text:span><text:span text:style-name="T1">BUG”</text:span><text:span text:style-name="T5">的分支，等等</text:span></text:p>
      <text:p text:style-name="P4"><text:span text:style-name="Strong_20_Emphasis"><text:span text:style-name="T2">6</text:span></text:span></text:p>
      <text:p text:style-name="P2">“<text:span text:style-name="T5">辅助分支”的最大特点就是“生命周期十分有限”，完成使命后即可被清除。</text:span></text:p>
      <text:p text:style-name="P4"><text:span text:style-name="Strong_20_Emphasis"><text:span text:style-name="T2">7</text:span></text:span></text:p>
      <text:p text:style-name="P2"><text:span text:style-name="T5">我建议至少还应设置三类“辅助分支”，我们称之为“</text:span><text:span text:style-name="T1">Feature branches”</text:span><text:span text:style-name="T5">，“</text:span><text:span text:style-name="T1">Release branches”</text:span><text:span text:style-name="T5">，“</text:span><text:span text:style-name="T1">Hotfix branches”</text:span><text:span text:style-name="T5">。</text:span></text:p>
      <text:p text:style-name="P2"><text:span text:style-name="T5">至此，我们形成了如下这张最重要的组织组，包含了两个粗体字分支（</text:span><text:span text:style-name="T1">master/develop</text:span><text:span text:style-name="T5">）和三个细体字分支（</text:span><text:span text:style-name="T1">feature/release/hotfixes</text:span><text:span text:style-name="T5">）。</text:span></text:p>
      <text:p text:style-name="P3"><text:soft-page-break/><draw:a xlink:type="simple" xlink:href="http://roclinux.cn/wp-content/uploads/2010/12/bigpicture-git-branch-all.png"><draw:frame draw:style-name="fr1" draw:name="graphics3" text:anchor-type="as-char" svg:width="6.3925in" svg:height="8.5173in" draw:z-index="2"><draw:image xlink:href="http://roclinux.cn/wp-content/uploads/2010/12/bigpicture-git-branch-all.png" xlink:type="simple" xlink:show="embed" xlink:actuate="onLoad"/><svg:title>bigpicture-git-branch-all</svg:title></draw:frame></draw:a></text:p>
      <text:p text:style-name="P4"><text:span text:style-name="Strong_20_Emphasis"><text:span text:style-name="T2">8</text:span></text:span></text:p>
      <text:p text:style-name="P2">“<text:span text:style-name="T1">Feature branches”</text:span><text:span text:style-name="T5">，起源于</text:span><text:span text:style-name="T1">develop</text:span><text:span text:style-name="T5">分支，最终也会归于</text:span><text:span text:style-name="T1">develop</text:span><text:span text:style-name="T5">分支。</text:span></text:p>
      <text:p text:style-name="P4"><text:span text:style-name="Strong_20_Emphasis"><text:span text:style-name="T2">9</text:span></text:span></text:p>
      <text:p text:style-name="P2"><text:soft-page-break/>“<text:span text:style-name="T1">Feature branches”</text:span><text:span text:style-name="T5">常用于开发一个独立的新功能，且其最终的结局必然只有两个，其一是合并入“</text:span><text:span text:style-name="T1">develop”</text:span><text:span text:style-name="T5">分支，其二是被抛弃。最典型的“</text:span><text:span text:style-name="T1">Fearture branches”</text:span><text:span text:style-name="T5">一定是存在于团队开发者那里，而不应该是“中心版本库”中。</text:span></text:p>
      <text:p text:style-name="P4"><text:span text:style-name="Strong_20_Emphasis"><text:span text:style-name="T2">10</text:span></text:span></text:p>
      <text:p text:style-name="P2">“<text:span text:style-name="T1">Feature branches”</text:span><text:span text:style-name="T5">起源于“</text:span><text:span text:style-name="T1">develop”</text:span><text:span text:style-name="T5">分支，实现方法是：</text:span></text:p>
      <text:p text:style-name="P5">git checkout -b myfeature develop</text:p>
      <text:p text:style-name="P4"><text:span text:style-name="Strong_20_Emphasis"><text:span text:style-name="T2">11</text:span></text:span></text:p>
      <text:p text:style-name="P2">“<text:span text:style-name="T1">Feature branches”</text:span><text:span text:style-name="T5">最终也归于“</text:span><text:span text:style-name="T1">develop”</text:span><text:span text:style-name="T5">分支，实现方式是：</text:span></text:p>
      <text:p text:style-name="P5">git checkout devleop</text:p>
      <text:p text:style-name="P8"/>
      <text:p text:style-name="P6">git merge --no-ff myfeature</text:p>
      <text:p text:style-name="P8"/>
      <text:p text:style-name="P7"><text:span text:style-name="T7">（</text:span><text:span text:style-name="T6">--no-ff</text:span><text:span text:style-name="T7">，即</text:span><text:span text:style-name="T6">not fast forward</text:span><text:span text:style-name="T7">，其作用是：要求</text:span><text:span text:style-name="T6">git merge</text:span><text:span text:style-name="T7">即使在</text:span><text:span text:style-name="T6">fast forward</text:span><text:span text:style-name="T7">条件下也要产生一个新的</text:span><text:span text:style-name="T6">merge commit</text:span><text:span text:style-name="T7">）</text:span></text:p>
      <text:p text:style-name="P8"/>
      <text:p text:style-name="P7"><text:span text:style-name="T7">（此处，要求采用</text:span><text:span text:style-name="T6">--no-ff</text:span><text:span text:style-name="T7">的方式进行分支合并，其目的在于，希望保持原有“</text:span><text:span text:style-name="T6">Feature branches”</text:span><text:span text:style-name="T7">整个提交链的完整性）</text:span></text:p>
      <text:p text:style-name="P8"/>
      <text:p text:style-name="P6">git branch -d myfeature</text:p>
      <text:p text:style-name="P8"/>
      <text:p text:style-name="P6">git push origin develop</text:p>
      <text:p text:style-name="P3"><draw:a xlink:type="simple" xlink:href="http://roclinux.cn/wp-content/uploads/2010/12/merge-without-ff.png"><draw:frame draw:style-name="fr1" draw:name="graphics4" text:anchor-type="as-char" svg:width="4.8508in" svg:height="4.3402in" draw:z-index="3"><draw:image xlink:href="http://roclinux.cn/wp-content/uploads/2010/12/merge-without-ff.png" xlink:type="simple" xlink:show="embed" xlink:actuate="onLoad"/><svg:title>merge-without-ff</svg:title></draw:frame></draw:a></text:p>
      <text:p text:style-name="P4"><text:soft-page-break/><text:span text:style-name="Strong_20_Emphasis"><text:span text:style-name="T2">12</text:span></text:span></text:p>
      <text:p text:style-name="P2">“<text:span text:style-name="T1">Release branch”</text:span><text:span text:style-name="T5">，起源于</text:span><text:span text:style-name="T1">develop</text:span><text:span text:style-name="T5">分支，最终归于“</text:span><text:span text:style-name="T1">develop”</text:span><text:span text:style-name="T5">或“</text:span><text:span text:style-name="T1">master”</text:span><text:span text:style-name="T5">分支。这类分支建议命名为“</text:span><text:span text:style-name="T1">release-*”</text:span></text:p>
      <text:p text:style-name="P4"><text:span text:style-name="Strong_20_Emphasis"><text:span text:style-name="T2">13</text:span></text:span></text:p>
      <text:p text:style-name="P2">“<text:span text:style-name="T1">Relase branch”</text:span><text:span text:style-name="T5">通常负责“短期的发布前准备工作”、“小</text:span><text:span text:style-name="T1">bug</text:span><text:span text:style-name="T5">的修复工作”、“版本号等元信息的准备工作”。与此同时，“</text:span><text:span text:style-name="T1">develop”</text:span><text:span text:style-name="T5">分支又可以承接下一个新功能的开发工作了。</text:span></text:p>
      <text:p text:style-name="P4"><text:span text:style-name="Strong_20_Emphasis"><text:span text:style-name="T2">14</text:span></text:span></text:p>
      <text:p text:style-name="P2">“<text:span text:style-name="T1">Release branch”</text:span><text:span text:style-name="T5">产生新提交的最好时机是“</text:span><text:span text:style-name="T1">develop”</text:span><text:span text:style-name="T5">分支已经基本到达预期的状态，至少希望新功能已经完全从“</text:span><text:span text:style-name="T1">Feature branches”</text:span><text:span text:style-name="T5">合并到“</text:span><text:span text:style-name="T1">develop”</text:span><text:span text:style-name="T5">分支了。</text:span></text:p>
      <text:p text:style-name="P4"><text:span text:style-name="Strong_20_Emphasis"><text:span text:style-name="T2">15</text:span></text:span></text:p>
      <text:p text:style-name="P2"><text:span text:style-name="T5">创建“</text:span><text:span text:style-name="T1">Release branches”</text:span><text:span text:style-name="T5">，方法是：</text:span></text:p>
      <text:p text:style-name="P5">git checkout -b release-1.2 develop</text:p>
      <text:p text:style-name="P8"/>
      <text:p text:style-name="P7"><text:span text:style-name="T6">./bump-version.sh 1.2 </text:span><text:span text:style-name="T7">（这个脚本用于将代码所有涉及版本信息的地方都统一修改到</text:span><text:span text:style-name="T6">1.2</text:span><text:span text:style-name="T7">，另外，需要用户根据自己的项目去编写适合的</text:span><text:span text:style-name="T6">bump-version.sh</text:span><text:span text:style-name="T7">）</text:span></text:p>
      <text:p text:style-name="P8"/>
      <text:p text:style-name="P6">git commit -a -m "Bumped version number to 1.2"</text:p>
      <text:p text:style-name="P4"><text:span text:style-name="Strong_20_Emphasis"><text:span text:style-name="T2">16</text:span></text:span></text:p>
      <text:p text:style-name="P2"><text:span text:style-name="T5">在一段短时间内，在“</text:span><text:span text:style-name="T1">Release branches”</text:span><text:span text:style-name="T5">上，我们可以继续修复</text:span><text:span text:style-name="T1">bug</text:span><text:span text:style-name="T5">。在此阶段，严禁新功能的并入，新功能应该是被合并到“</text:span><text:span text:style-name="T1">develop”</text:span><text:span text:style-name="T5">分支的。</text:span></text:p>
      <text:p text:style-name="P4"><text:span text:style-name="Strong_20_Emphasis"><text:span text:style-name="T2">17</text:span></text:span></text:p>
      <text:p text:style-name="P2"><text:span text:style-name="T5">经过若干</text:span><text:span text:style-name="T1">bug</text:span><text:span text:style-name="T5">修复后，“</text:span><text:span text:style-name="T1">Release branches”</text:span><text:span text:style-name="T5">上的代码已经达到可发布状态，此时，需要完成三个动作：第一是将“</text:span><text:span text:style-name="T1">Release branches”</text:span><text:span text:style-name="T5">合并到“</text:span><text:span text:style-name="T1">master”</text:span><text:span text:style-name="T5">分支，第二是一定要为</text:span><text:span text:style-name="T1">master</text:span><text:span text:style-name="T5">上的这个新提交打</text:span><text:span text:style-name="T1">TAG</text:span><text:span text:style-name="T5">（记录里程碑），第三是要将“</text:span><text:span text:style-name="T1">Release branches”</text:span><text:span text:style-name="T5">合并回“</text:span><text:span text:style-name="T1">develop”</text:span><text:span text:style-name="T5">分支。</text:span></text:p>
      <text:p text:style-name="P5">git checkout master</text:p>
      <text:p text:style-name="P8"/>
      <text:p text:style-name="P6">git merge --no-ff release-1.2</text:p>
      <text:p text:style-name="P8"/>
      <text:p text:style-name="P7"><text:span text:style-name="T6">git tag -a 1.2 </text:span><text:span text:style-name="T7">（使用</text:span><text:span text:style-name="T6">-u/-s/-a</text:span><text:span text:style-name="T7">参数会创建</text:span><text:span text:style-name="T6">tag</text:span><text:span text:style-name="T7">对象，而非软</text:span><text:span text:style-name="T6">tag</text:span><text:span text:style-name="T7">）</text:span></text:p>
      <text:p text:style-name="P8"/>
      <text:p text:style-name="P6">git checkout develop</text:p>
      <text:p text:style-name="P8"/>
      <text:p text:style-name="P6">git merge --no-ff release-1.2</text:p>
      <text:p text:style-name="P8"/>
      <text:p text:style-name="P6">git branch -d release-1.2</text:p>
      <text:p text:style-name="P4"><text:span text:style-name="Strong_20_Emphasis"><text:span text:style-name="T2">18</text:span></text:span></text:p>
      <text:p text:style-name="P2">“<text:span text:style-name="T1">Hotfix branches”</text:span><text:span text:style-name="T5">源于“</text:span><text:span text:style-name="T1">master”</text:span><text:span text:style-name="T5">，归于“</text:span><text:span text:style-name="T1">develop”</text:span><text:span text:style-name="T5">或“</text:span><text:span text:style-name="T1">master”</text:span><text:span text:style-name="T5">，通常命名为“</text:span><text:span text:style-name="T1">hotfix-*”</text:span></text:p>
      <text:p text:style-name="P4"><text:span text:style-name="Strong_20_Emphasis"><text:span text:style-name="T2">19</text:span></text:span></text:p>
      <text:p text:style-name="P2"><text:soft-page-break/>“<text:span text:style-name="T1">Hotfix branches”</text:span><text:span text:style-name="T5">类似于“</text:span><text:span text:style-name="T1">Release branch”</text:span><text:span text:style-name="T5">，但产生此分支总是非预期的关键</text:span><text:span text:style-name="T1">BUG</text:span><text:span text:style-name="T5">。</text:span></text:p>
      <text:p text:style-name="P4"><text:span text:style-name="Strong_20_Emphasis"><text:span text:style-name="T2">20</text:span></text:span></text:p>
      <text:p text:style-name="P2"><text:span text:style-name="T5">建议设立“</text:span><text:span text:style-name="T1">Hotfix branches”</text:span><text:span text:style-name="T5">的原因是：希望避免“</text:span><text:span text:style-name="T1">develop</text:span><text:span text:style-name="T5">分支”新功能的开发必须为</text:span><text:span text:style-name="T1">BUG</text:span><text:span text:style-name="T5">修复让路的情况。</text:span></text:p>
      <text:p text:style-name="P3"><draw:a xlink:type="simple" xlink:href="http://roclinux.cn/wp-content/uploads/2010/12/hotfix-branches1.png"><draw:frame draw:style-name="fr1" draw:name="graphics5" text:anchor-type="as-char" svg:width="3.2256in" svg:height="4.4236in" draw:z-index="4"><draw:image xlink:href="http://roclinux.cn/wp-content/uploads/2010/12/hotfix-branches1.png" xlink:type="simple" xlink:show="embed" xlink:actuate="onLoad"/><svg:title>hotfix-branches1</svg:title></draw:frame></draw:a></text:p>
      <text:p text:style-name="P4"><text:span text:style-name="Strong_20_Emphasis"><text:span text:style-name="T2">21</text:span></text:span></text:p>
      <text:p text:style-name="P2"><text:span text:style-name="T5">建立“</text:span><text:span text:style-name="T1">Hotfix branches”</text:span><text:span text:style-name="T5">，方法是：</text:span></text:p>
      <text:p text:style-name="P5">git checkout -b hotfix-1.2.1 master</text:p>
      <text:p text:style-name="P8"/>
      <text:p text:style-name="P6">./bump-version.sh 1.2.1</text:p>
      <text:p text:style-name="P8"/>
      <text:p text:style-name="P7"><text:span text:style-name="T6">git commit -a -m "Bumpt version to 1.2.1" </text:span><text:span text:style-name="T7">（然后可以开始问题修复工作）</text:span></text:p>
      <text:p text:style-name="P8"/>
      <text:p text:style-name="P7"><text:span text:style-name="T6">git commit -m "Fixed severe production problem" </text:span><text:span text:style-name="T7">（在问题修复后，进行第二次提交）</text:span></text:p>
      <text:p text:style-name="P4"><text:span text:style-name="Strong_20_Emphasis"><text:span text:style-name="T2">22</text:span></text:span></text:p>
      <text:p text:style-name="P2"><text:span text:style-name="T1">BUG</text:span><text:span text:style-name="T5">修复后，需要将“</text:span><text:span text:style-name="T1">Hotfix branches”</text:span><text:span text:style-name="T5">合并回“</text:span><text:span text:style-name="T1">master”</text:span><text:span text:style-name="T5">分支，同时也需要合并回“</text:span><text:span text:style-name="T1">develop”</text:span><text:span text:style-name="T5">分支，方法是：</text:span></text:p>
      <text:p text:style-name="P5">git checkout master</text:p>
      <text:p text:style-name="P8"/>
      <text:p text:style-name="P6">git merge --no-ff hotfix-1.2.1</text:p>
      <text:p text:style-name="P8"/>
      <text:p text:style-name="P6"><text:soft-page-break/>git tag -a 1.2.1</text:p>
      <text:p text:style-name="P8"/>
      <text:p text:style-name="P6">git checkout develop</text:p>
      <text:p text:style-name="P8"/>
      <text:p text:style-name="P6">git merge --no-ff hotfix-1.2.1</text:p>
      <text:p text:style-name="P8"/>
      <text:p text:style-name="P6">git branch -d hotfix-1.2.1</text:p>
      <text:p text:style-name="P4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, Courier, monospace"/>
    <style:font-face style:name="inherit" svg:font-family="inherit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hangyuz </meta:initial-creator>
    <meta:creation-date>2011-10-20T14:44:25</meta:creation-date>
    <meta:document-statistic meta:table-count="0" meta:image-count="5" meta:object-count="0" meta:page-count="7" meta:paragraph-count="76" meta:word-count="746" meta:character-count="2487"/>
    <dc:date>2011-10-20T14:46:03</dc:date>
    <dc:creator>zhangyuz </dc:creator>
    <meta:editing-duration>PT00H01M38S</meta:editing-duration>
    <meta:editing-cycles>1</meta:editing-cycles>
    <meta:generator>OpenOffice.org/3.2$Unix OpenOffice.org_project/320m12$Build-9483</meta:generator>
  </office:meta>
</office:document-meta>
</file>